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2" table:style-name="ce7"/>
          <table:covered-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style-name="ce8"/>
          <table:covered-table-cell table:style-name="ce1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3"/>
          <table:table-cell table:style-name="ce9"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4" table:number-columns-repeated="3"/>
          <table:table-cell table:number-columns-repeated="10"/>
        </table:table-row>
        <table:table-row table:style-name="ro3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office:annotation draw:style-name="gr1" draw:text-style-name="P1" svg:width="2.899cm" svg:height="0.669cm" svg:x="8.772cm" svg:y="1.515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21.563cm" svg:y="1.515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1"/>
          <table:table-cell table:style-name="ce14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4"/>
          <table:table-cell table:style-name="ce25"/>
          <table:table-cell table:style-name="ce15" table:number-columns-repeated="2"/>
        </table:table-row>
        <table:table-row table:style-name="ro3">
          <table:table-cell table:number-columns-repeated="2"/>
          <table:table-cell table:style-name="ce12"/>
          <table:table-cell table:style-name="ce15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2"/>
          <table:table-cell table:style-name="ce26"/>
          <table:table-cell table:style-name="ce15" table:number-columns-repeated="2"/>
        </table:table-row>
        <table:table-row table:style-name="ro4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/>
          <table:table-cell table:style-name="ce13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6"/>
          <table:table-cell table:style-name="ce19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5:22:37.441932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5:23:21.189128616</dc:date>
    <dc:creator>Luciano Rossi</dc:creator>
    <meta:editing-duration>PT4H8M27S</meta:editing-duration>
    <meta:editing-cycles>41</meta:editing-cycles>
    <meta:document-statistic meta:table-count="1" meta:cell-count="34" meta:object-count="0"/>
  </office:meta>
</office:document-meta>
</file>